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bf94"/>
    </style:style>
    <style:style style:name="T1" style:family="text">
      <style:text-properties officeooo:rsid="000eb79f"/>
    </style:style>
    <style:style style:name="T2" style:family="text">
      <style:text-properties officeooo:rsid="0010292f"/>
    </style:style>
    <style:style style:name="T3" style:family="text">
      <style:text-properties officeooo:rsid="0013bf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_pat_11BHIWNUY089wOoHVWizIc_9CpIR8OaR655im4F7lqkOkvHIrP1qZft1edK0EbGpiWDAL347ECxq3Vw9Tc <text:s text:c="4"/><text:span text:style-name="T1">--</text:span><text:span text:style-name="T2">SmartCity</text:span><text:line-break/><text:line-break/>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 <text:s/>--<text:span text:style-name="T3">College</text:span><text:line-break/><text:line-break/>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—<text:span text:style-name="T1">DEMO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12:48:53.204539602</meta:creation-date>
    <dc:date>2025-10-27T12:16:38.624587366</dc:date>
    <meta:editing-duration>PT2H29M37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8" meta:character-count="317" meta:non-whitespace-character-count="304"/>
  </office:meta>
</office:document-meta>
</file>